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0000001806A88CD95D286BBCE.png" manifest:media-type="image/png"/>
  <manifest:file-entry manifest:full-path="Pictures/10000201000009C4000005F610874E7C8D2317CF.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1"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4.644cm" fo:margin-left="0cm" fo:margin-top="0cm" fo:margin-bottom="0cm" table:align="left" style:writing-mode="lr-tb"/>
    </style:style>
    <style:style style:name="Πίνακας1.A" style:family="table-column">
      <style:table-column-properties style:column-width="2.439cm"/>
    </style:style>
    <style:style style:name="Πίνακας1.B" style:family="table-column">
      <style:table-column-properties style:column-width="2.441cm"/>
    </style:style>
    <style:style style:name="Πίνακας1.1" style:family="table-row">
      <style:table-row-properties fo:keep-together="auto"/>
    </style:style>
    <style:style style:name="Πίνακας1.A1"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Πίνακας1.B1" style:family="table-cell">
      <style:table-cell-properties fo:padding-left="0.191cm" fo:padding-right="0.191cm" fo:padding-top="0cm" fo:padding-bottom="0cm" fo:border="0.5pt solid #000000" style:writing-mode="lr-tb"/>
    </style:style>
    <style:style style:name="Πίνακας1.A2" style:family="table-cell">
      <style:table-cell-properties fo:padding-left="0.191cm" fo:padding-right="0.191cm" fo:padding-top="0cm" fo:padding-bottom="0cm" fo:border-left="none" fo:border-right="0.5pt solid #000000" fo:border-top="0.5pt solid #000000" fo:border-bottom="none" style:writing-mode="lr-tb"/>
    </style:style>
    <style:style style:name="Πίνακας1.B2" style:family="table-cell">
      <style:table-cell-properties fo:padding-left="0.191cm" fo:padding-right="0.191cm" fo:padding-top="0cm" fo:padding-bottom="0cm" fo:border="0.5pt solid #000000" style:writing-mode="lr-tb"/>
    </style:style>
    <style:style style:name="Πίνακας1.C2" style:family="table-cell">
      <style:table-cell-properties fo:padding-left="0.191cm" fo:padding-right="0.191cm" fo:padding-top="0cm" fo:padding-bottom="0cm" fo:border="0.5pt solid #000000" style:writing-mode="lr-tb"/>
    </style:style>
    <style:style style:name="Πίνακας1.D2" style:family="table-cell">
      <style:table-cell-properties fo:padding-left="0.191cm" fo:padding-right="0.191cm" fo:padding-top="0cm" fo:padding-bottom="0cm" fo:border="0.5pt solid #000000" style:writing-mode="lr-tb"/>
    </style:style>
    <style:style style:name="Πίνακας1.E2" style:family="table-cell">
      <style:table-cell-properties fo:padding-left="0.191cm" fo:padding-right="0.191cm" fo:padding-top="0cm" fo:padding-bottom="0cm" fo:border="0.5pt solid #000000" style:writing-mode="lr-tb"/>
    </style:style>
    <style:style style:name="Πίνακας1.F2" style:family="table-cell">
      <style:table-cell-properties fo:padding-left="0.191cm" fo:padding-right="0.191cm" fo:padding-top="0cm" fo:padding-bottom="0cm" fo:border="0.5pt solid #000000" style:writing-mode="lr-tb"/>
    </style:style>
    <style:style style:name="Πίνακας1.A3" style:family="table-cell">
      <style:table-cell-properties fo:padding-left="0.191cm" fo:padding-right="0.191cm" fo:padding-top="0cm" fo:padding-bottom="0cm" fo:border-left="none" fo:border-right="0.5pt solid #000000" fo:border-top="none" fo:border-bottom="none" style:writing-mode="lr-tb"/>
    </style:style>
    <style:style style:name="Πίνακας1.B3" style:family="table-cell">
      <style:table-cell-properties fo:padding-left="0.191cm" fo:padding-right="0.191cm" fo:padding-top="0cm" fo:padding-bottom="0cm" fo:border="0.5pt solid #000000" style:writing-mode="lr-tb"/>
    </style:style>
    <style:style style:name="Πίνακας1.C3" style:family="table-cell">
      <style:table-cell-properties fo:padding-left="0.191cm" fo:padding-right="0.191cm" fo:padding-top="0cm" fo:padding-bottom="0cm" fo:border="0.5pt solid #000000" style:writing-mode="lr-tb"/>
    </style:style>
    <style:style style:name="Πίνακας1.D3" style:family="table-cell">
      <style:table-cell-properties fo:padding-left="0.191cm" fo:padding-right="0.191cm" fo:padding-top="0cm" fo:padding-bottom="0cm" fo:border="0.5pt solid #000000" style:writing-mode="lr-tb"/>
    </style:style>
    <style:style style:name="Πίνακας1.E3" style:family="table-cell">
      <style:table-cell-properties fo:padding-left="0.191cm" fo:padding-right="0.191cm" fo:padding-top="0cm" fo:padding-bottom="0cm" fo:border="0.5pt solid #000000" style:writing-mode="lr-tb"/>
    </style:style>
    <style:style style:name="Πίνακας1.F3" style:family="table-cell">
      <style:table-cell-properties fo:padding-left="0.191cm" fo:padding-right="0.191cm" fo:padding-top="0cm" fo:padding-bottom="0cm" fo:border="0.5pt solid #000000" style:writing-mode="lr-tb"/>
    </style:style>
    <style:style style:name="Πίνακας1.A4" style:family="table-cell">
      <style:table-cell-properties fo:padding-left="0.191cm" fo:padding-right="0.191cm" fo:padding-top="0cm" fo:padding-bottom="0cm" fo:border-left="none" fo:border-right="0.5pt solid #000000" fo:border-top="none" fo:border-bottom="none" style:writing-mode="lr-tb"/>
    </style:style>
    <style:style style:name="Πίνακας1.B4" style:family="table-cell">
      <style:table-cell-properties fo:padding-left="0.191cm" fo:padding-right="0.191cm" fo:padding-top="0cm" fo:padding-bottom="0cm" fo:border="0.5pt solid #000000" style:writing-mode="lr-tb"/>
    </style:style>
    <style:style style:name="Πίνακας1.C4" style:family="table-cell">
      <style:table-cell-properties fo:padding-left="0.191cm" fo:padding-right="0.191cm" fo:padding-top="0cm" fo:padding-bottom="0cm" fo:border="0.5pt solid #000000" style:writing-mode="lr-tb"/>
    </style:style>
    <style:style style:name="Πίνακας1.D4" style:family="table-cell">
      <style:table-cell-properties fo:padding-left="0.191cm" fo:padding-right="0.191cm" fo:padding-top="0cm" fo:padding-bottom="0cm" fo:border="0.5pt solid #000000" style:writing-mode="lr-tb"/>
    </style:style>
    <style:style style:name="Πίνακας1.E4" style:family="table-cell">
      <style:table-cell-properties fo:padding-left="0.191cm" fo:padding-right="0.191cm" fo:padding-top="0cm" fo:padding-bottom="0cm" fo:border="0.5pt solid #000000" style:writing-mode="lr-tb"/>
    </style:style>
    <style:style style:name="Πίνακας1.F4" style:family="table-cell">
      <style:table-cell-properties fo:padding-left="0.191cm" fo:padding-right="0.191cm" fo:padding-top="0cm" fo:padding-bottom="0cm" fo:border="0.5pt solid #000000" style:writing-mode="lr-tb"/>
    </style:style>
    <style:style style:name="Πίνακας1.A5" style:family="table-cell">
      <style:table-cell-properties fo:padding-left="0.191cm" fo:padding-right="0.191cm" fo:padding-top="0cm" fo:padding-bottom="0cm" fo:border-left="none" fo:border-right="0.5pt solid #000000" fo:border-top="none" fo:border-bottom="none" style:writing-mode="lr-tb"/>
    </style:style>
    <style:style style:name="Πίνακας1.B5" style:family="table-cell">
      <style:table-cell-properties fo:padding-left="0.191cm" fo:padding-right="0.191cm" fo:padding-top="0cm" fo:padding-bottom="0cm" fo:border="0.5pt solid #000000" style:writing-mode="lr-tb"/>
    </style:style>
    <style:style style:name="Πίνακας1.C5" style:family="table-cell">
      <style:table-cell-properties fo:padding-left="0.191cm" fo:padding-right="0.191cm" fo:padding-top="0cm" fo:padding-bottom="0cm" fo:border="0.5pt solid #000000" style:writing-mode="lr-tb"/>
    </style:style>
    <style:style style:name="Πίνακας1.D5" style:family="table-cell">
      <style:table-cell-properties fo:padding-left="0.191cm" fo:padding-right="0.191cm" fo:padding-top="0cm" fo:padding-bottom="0cm" fo:border="0.5pt solid #000000" style:writing-mode="lr-tb"/>
    </style:style>
    <style:style style:name="Πίνακας1.E5" style:family="table-cell">
      <style:table-cell-properties fo:padding-left="0.191cm" fo:padding-right="0.191cm" fo:padding-top="0cm" fo:padding-bottom="0cm" fo:border="0.5pt solid #000000" style:writing-mode="lr-tb"/>
    </style:style>
    <style:style style:name="Πίνακας1.F5" style:family="table-cell">
      <style:table-cell-properties fo:padding-left="0.191cm" fo:padding-right="0.191cm" fo:padding-top="0cm" fo:padding-bottom="0cm" fo:border="0.5pt solid #000000" style:writing-mode="lr-tb"/>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4" style:family="paragraph" style:parent-style-name="Heading_20_3">
      <style:text-properties fo:language="en" fo:country="US"/>
    </style:style>
    <style:style style:name="P5" style:family="paragraph" style:parent-style-name="List_20_Paragraph">
      <style:paragraph-properties fo:text-align="justify" style:justify-single-word="false"/>
    </style:style>
    <style:style style:name="P6" style:family="paragraph" style:parent-style-name="List_20_Paragraph" style:list-style-name="WWNum31">
      <style:paragraph-properties fo:text-align="justify" style:justify-single-word="false"/>
    </style:style>
    <style:style style:name="P7" style:family="paragraph" style:parent-style-name="List_20_Paragraph" style:list-style-name="WWNum32">
      <style:paragraph-properties fo:text-align="justify" style:justify-single-word="false"/>
    </style:style>
    <style:style style:name="P8" style:family="paragraph" style:parent-style-name="List_20_Paragraph" style:list-style-name="WWNum35">
      <style:paragraph-properties fo:text-align="justify" style:justify-single-word="false"/>
    </style:style>
    <style:style style:name="P9" style:family="paragraph" style:parent-style-name="List_20_Paragraph" style:list-style-name="WWNum36">
      <style:paragraph-properties fo:text-align="justify" style:justify-single-word="false"/>
    </style:style>
    <style:style style:name="P10" style:family="paragraph" style:parent-style-name="List_20_Paragraph" style:list-style-name="WWNum33">
      <style:paragraph-properties fo:text-align="justify" style:justify-single-word="false"/>
    </style:style>
    <style:style style:name="P11" style:family="paragraph" style:parent-style-name="List_20_Paragraph" style:list-style-name="WWNum34">
      <style:paragraph-properties fo:text-align="justify" style:justify-single-word="false"/>
    </style:style>
    <style:style style:name="P12" style:family="paragraph" style:parent-style-name="List_20_Paragraph" style:list-style-name="WWNum37">
      <style:paragraph-properties fo:text-align="justify" style:justify-single-word="false"/>
    </style:style>
    <style:style style:name="P13" style:family="paragraph" style:parent-style-name="List_20_Paragraph" style:list-style-name="WWNum38">
      <style:paragraph-properties fo:text-align="justify" style:justify-single-word="false"/>
    </style:style>
    <style:style style:name="P14" style:family="paragraph" style:parent-style-name="List_20_Paragraph" style:list-style-name="WWNum37"/>
    <style:style style:name="P15" style:family="paragraph" style:parent-style-name="List_20_Paragraph">
      <style:paragraph-properties fo:margin-left="2.54cm" fo:margin-right="0cm" fo:text-align="justify" style:justify-single-word="false" fo:text-indent="0cm" style:auto-text-indent="false"/>
    </style:style>
    <style:style style:name="P16" style:family="paragraph" style:parent-style-name="List_20_Paragraph">
      <style:paragraph-properties fo:margin-left="0.635cm" fo:margin-right="0cm" fo:text-indent="0cm" style:auto-text-indent="false"/>
    </style:style>
    <style:style style:name="P17" style:family="paragraph" style:parent-style-name="List_20_Paragraph">
      <style:paragraph-properties fo:margin-left="0.635cm" fo:margin-right="0cm" fo:text-align="justify" style:justify-single-word="false" fo:text-indent="0cm" style:auto-text-indent="false"/>
    </style:style>
    <style:style style:name="P18" style:family="paragraph" style:parent-style-name="List_20_Paragraph">
      <style:paragraph-properties fo:margin-left="0.635cm" fo:margin-right="0cm" fo:text-indent="0cm" style:auto-text-indent="false"/>
      <style:text-properties fo:language="en" fo:country="US"/>
    </style:style>
    <style:style style:name="P19" style:family="paragraph" style:parent-style-name="List_20_Paragraph">
      <style:paragraph-properties fo:margin-left="0.635cm" fo:margin-right="0cm" fo:text-align="justify" style:justify-single-word="false" fo:text-indent="0cm" style:auto-text-indent="false"/>
      <style:text-properties fo:language="en" fo:country="US"/>
    </style:style>
    <style:style style:name="P20" style:family="paragraph" style:parent-style-name="Standard">
      <style:text-properties fo:language="en" fo:country="US"/>
    </style:style>
    <style:style style:name="P21" style:family="paragraph" style:parent-style-name="Standard">
      <style:paragraph-properties fo:text-align="justify" style:justify-single-word="false"/>
      <style:text-properties fo:language="en" fo:country="US"/>
    </style:style>
    <style:style style:name="P22" style:family="paragraph" style:parent-style-name="Standard">
      <style:paragraph-properties fo:text-align="justify" style:justify-single-word="false"/>
      <style:text-properties fo:language="en" fo:country="US" fo:font-weight="bold"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text-properties fo:language="en" fo:country="none"/>
    </style:style>
    <style:style style:name="P25" style:family="paragraph" style:parent-style-name="Standard">
      <style:paragraph-properties fo:text-align="justify" style:justify-single-word="false"/>
      <style:text-properties style:text-line-through-style="solid" style:text-line-through-type="single" fo:language="en" fo:country="US"/>
    </style:style>
    <style:style style:name="P26" style:family="paragraph" style:parent-style-name="Standard">
      <style:paragraph-properties fo:margin-top="0cm" fo:margin-bottom="0cm" style:contextual-spacing="false" fo:line-height="100%" fo:text-align="center" style:justify-single-word="false" fo:orphans="2" fo:widows="2"/>
      <style:text-properties fo:font-size="11pt" fo:language="en" fo:country="none"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7" style:family="paragraph" style:parent-style-name="Standard">
      <style:paragraph-properties fo:margin-top="0cm" fo:margin-bottom="0cm" style:contextual-spacing="false" fo:line-height="100%" fo:text-align="start" style:justify-single-word="false" fo:orphans="2" fo:widows="2"/>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fo:font-size="10pt"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29" style:family="paragraph" style:parent-style-name="Standard">
      <style:paragraph-properties fo:margin-top="0cm" fo:margin-bottom="0cm" style:contextual-spacing="false" fo:line-height="100%" fo:text-align="center" style:justify-single-word="false" fo:orphans="2" fo:widows="2"/>
      <style:text-properties fo:font-size="12pt" fo:language="en" fo:country="none" style:letter-kerning="false" style:font-name-asian="Calibri1" style:font-size-asian="12pt" style:language-asian="en" style:country-asian="US" style:font-name-complex="F" style:font-size-complex="12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fo:font-size="12pt" fo:language="en" fo:country="none" style:letter-kerning="false" style:font-name-asian="Calibri1" style:font-size-asian="12pt" style:language-asian="en" style:country-asian="US" style:font-name-complex="F" style:font-size-complex="12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fo:font-size="12pt" style:letter-kerning="false" style:font-name-asian="Calibri1" style:font-size-asian="12pt" style:language-asian="en" style:country-asian="US" style:font-name-complex="F" style:font-size-complex="12pt" style:language-complex="ar" style:country-complex="SA"/>
    </style:style>
    <style:style style:name="P32" style:family="paragraph" style:parent-style-name="Standard">
      <style:paragraph-properties fo:margin-left="0cm" fo:margin-right="0cm" fo:text-align="justify" style:justify-single-word="false" fo:text-indent="0.635cm" style:auto-text-indent="false"/>
    </style:style>
    <style:style style:name="P33" style:family="paragraph">
      <style:paragraph-properties fo:margin-top="0cm" fo:margin-bottom="0cm" fo:line-height="100%" fo:text-align="start"/>
      <style:text-properties fo:font-size="11pt"/>
    </style:style>
    <style:style style:name="P34" style:family="paragraph">
      <style:paragraph-properties fo:margin-top="0cm" fo:margin-bottom="0cm" fo:line-height="100%" fo:text-align="justify"/>
      <style:text-properties fo:font-size="11pt"/>
    </style:style>
    <style:style style:name="P35" style:family="paragraph">
      <style:paragraph-properties fo:margin-top="0cm" fo:margin-bottom="0cm" fo:line-height="100%" fo:text-align="end"/>
      <style:text-properties fo:font-size="11pt"/>
    </style:style>
    <style:style style:name="P36" style:family="paragraph">
      <loext:graphic-properties draw:fill="none"/>
      <style:paragraph-properties fo:margin-top="0cm" fo:margin-bottom="0cm" fo:line-height="100%" fo:text-align="start"/>
      <style:text-properties fo:font-size="11pt"/>
    </style:style>
    <style:style style:name="P37" style:family="paragraph">
      <loext:graphic-properties draw:fill="solid" draw:fill-color="#ffffff"/>
      <style:paragraph-properties fo:text-align="start"/>
      <style:text-properties fo:font-size="11pt"/>
    </style:style>
    <style:style style:name="P38" style:family="paragraph">
      <loext:graphic-properties draw:fill="none"/>
      <style:paragraph-properties fo:text-align="start"/>
      <style:text-properties fo:font-size="18pt"/>
    </style:style>
    <style:style style:name="P39" style:family="paragraph">
      <loext:graphic-properties draw:fill="solid" draw:fill-color="#ffffff"/>
      <style:paragraph-properties fo:margin-top="0cm" fo:margin-bottom="0cm" fo:line-height="100%" fo:text-align="start"/>
      <style:text-properties fo:font-size="11pt"/>
    </style:style>
    <style:style style:name="P40"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size="18pt" fo:language="en" fo:country="none" fo:font-weight="bold" style:font-size-asian="18pt" style:font-weight-asian="bold" style:font-size-complex="18pt" style:font-weight-complex="bold"/>
    </style:style>
    <style:style style:name="T6" style:family="text">
      <style:text-properties fo:font-size="8pt" fo:language="en" fo:country="none" style:font-size-asian="8pt" style:font-size-complex="10pt"/>
    </style:style>
    <style:style style:name="T7" style:family="text">
      <style:text-properties fo:font-size="8pt" fo:language="en" fo:country="US" style:font-size-asian="8pt" style:font-size-complex="10pt"/>
    </style:style>
    <style:style style:name="T8" style:family="text">
      <style:text-properties fo:font-size="9pt" fo:language="en" fo:country="none" style:font-size-asian="9pt" style:font-size-complex="11pt"/>
    </style:style>
    <style:style style:name="T9" style:family="text">
      <style:text-properties fo:font-size="9pt" fo:language="en" fo:country="none" style:font-size-asian="9pt" style:font-size-complex="9pt"/>
    </style:style>
    <style:style style:name="T10" style:family="text">
      <style:text-properties fo:font-size="9pt" fo:language="en" fo:country="none" fo:font-weight="bold" style:font-size-asian="9pt" style:font-weight-asian="bold" style:font-size-complex="9pt" style:font-weight-complex="bold"/>
    </style:style>
    <style:style style:name="T11" style:family="text">
      <style:text-properties fo:font-size="9pt" fo:language="en" fo:country="none" fo:font-weight="bold" style:font-size-asian="9pt" style:font-weight-asian="bold" style:font-size-complex="11pt" style:font-weight-complex="bold"/>
    </style:style>
    <style:style style:name="T12" style:family="text">
      <style:text-properties fo:font-size="9pt" fo:language="en" fo:country="US" style:font-size-asian="9pt" style:font-size-complex="11pt"/>
    </style:style>
    <style:style style:name="T13" style:family="text">
      <style:text-properties fo:font-size="9pt" fo:language="en" fo:country="US" style:font-size-asian="9pt" style:font-size-complex="9pt"/>
    </style:style>
    <style:style style:name="T14" style:family="text">
      <style:text-properties fo:font-weight="bold" style:font-weight-asian="bold" style:font-weight-complex="bold"/>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2pt" fo:language="en" fo:country="US" style:font-size-asian="12pt" style:font-size-complex="12pt"/>
    </style:style>
    <style:style style:name="T17" style:family="text">
      <style:text-properties fo:font-size="12pt" style:font-size-asian="12pt" style:font-size-complex="12pt"/>
    </style:style>
    <style:style style:name="T18" style:family="text">
      <style:text-properties fo:font-size="11pt" fo:language="en" fo:country="none" fo:font-weight="bold" style:font-size-asian="11pt" style:font-weight-asian="bold" style:font-size-complex="14pt" style:font-weight-complex="bold"/>
    </style:style>
    <style:style style:name="T19" style:family="text">
      <style:text-properties fo:font-size="11pt" fo:language="en" fo:country="none" style:font-size-asian="11pt" style:font-size-complex="14pt"/>
    </style:style>
    <style:style style:name="T20" style:family="text">
      <style:text-properties fo:font-size="11pt" fo:language="en" fo:country="US" style:font-size-asian="11pt" style:font-size-complex="14pt"/>
    </style:style>
    <style:style style:name="T21" style:family="text">
      <style:text-properties fo:font-size="11pt" fo:language="en" fo:country="US" fo:font-weight="bold" style:font-size-asian="11pt" style:font-weight-asian="bold" style:font-size-complex="14pt" style:font-weight-complex="bold"/>
    </style:style>
    <style:style style:name="T22"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size-complex="9pt" style:font-style-complex="normal" style:font-weight-complex="bold"/>
    </style:style>
    <style:style style:name="T23"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24"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font-variant="normal" fo:text-transform="none" fo:color="#323e4f" loext:opacity="100%" style:text-line-through-style="none" style:text-line-through-type="none" style:text-position="0% 100%" fo:font-size="10pt" fo:letter-spacing="normal" fo:language="en" fo:country="none" fo:font-style="italic" style:text-underline-style="none" fo:font-weight="normal" style:font-size-asian="10pt" style:font-style-asian="italic" style:font-weight-asian="normal" style:font-size-complex="10pt" style:font-style-complex="italic" style:font-weight-complex="normal"/>
    </style:style>
    <style:style style:name="T26"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9"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026cm" draw:stroke-linejoin="miter" draw:fill="none" draw:textarea-vertical-align="top" draw:auto-grow-height="false" draw:fit-to-size="false" style:shrink-to-fit="false" fo:min-height="7.426cm" fo:min-width="13.307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018cm" draw:fill="solid" draw:fill-color="#ffffff" draw:textarea-vertical-align="top" draw:auto-grow-height="false" draw:fit-to-size="false" style:shrink-to-fit="false" fo:min-height="2.251cm" fo:min-width="0.471cm" fo:padding-top="0.127cm" fo:padding-bottom="0.127cm" fo:padding-left="0.254cm" fo:padding-right="0.254cm" fo:wrap-option="wrap" style:run-through="foreground"/>
      <style:paragraph-properties style:writing-mode="lr-tb"/>
    </style:style>
    <style:style style:name="gr4" style:family="graphic">
      <style:graphic-properties fo:margin-left="0.318cm" fo:margin-right="0.318cm" fo:margin-top="0cm" fo:margin-bottom="0.009cm" style:run-through="foreground" style:wrap="none" style:vertical-pos="from-top" style:vertical-rel="paragraph" style:horizontal-pos="from-left" style:horizontal-rel="page-content" draw:wrap-influence-on-position="once-concurrent" loext:allow-overlap="true" style:flow-with-text="false"/>
    </style:style>
    <style:style style:name="gr5" style:family="graphic">
      <style:graphic-properties draw:stroke="none" svg:stroke-width="0.026cm" draw:stroke-linejoin="miter" draw:fill="none" draw:textarea-vertical-align="top" draw:auto-grow-height="false" draw:fit-to-size="false" style:shrink-to-fit="false" fo:min-height="2.808cm" fo:min-width="12.829cm" fo:padding-top="0.127cm" fo:padding-bottom="0.127cm" fo:padding-left="0.254cm" fo:padding-right="0.254cm" fo:wrap-option="wrap" style:run-through="foreground"/>
      <style:paragraph-properties style:writing-mode="lr-tb"/>
    </style:style>
    <style:style style:name="gr6" style:family="graphic">
      <style:graphic-properties draw:stroke="none" svg:stroke-width="0.018cm" draw:fill="solid" draw:fill-color="#ffffff" draw:textarea-vertical-align="top" draw:auto-grow-height="false" draw:fit-to-size="false" style:shrink-to-fit="false" fo:min-height="2.639cm" fo:min-width="0.863cm" fo:padding-top="0.127cm" fo:padding-bottom="0.127cm" fo:padding-left="0.254cm" fo:padding-right="0.254cm" fo:wrap-option="wrap" style:run-through="foreground"/>
      <style:paragraph-properties style:writing-mode="lr-tb"/>
    </style:style>
    <style:style style:name="gr7"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26cm" draw:stroke-linejoin="miter" draw:fill="none" draw:textarea-vertical-align="top" draw:auto-grow-height="false" fo:min-height="0.919cm" fo:min-width="2.1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9" style:family="graphic">
      <style:graphic-properties fo:margin-left="0.318cm" fo:margin-right="0.353cm" fo:margin-top="0cm" fo:margin-bottom="0.076cm" style:run-through="foreground" style:wrap="none" style:vertical-pos="from-top" style:vertical-rel="paragraph" style:horizontal-pos="right" style:horizontal-rel="page-content" draw:wrap-influence-on-position="once-concurrent" loext:allow-overlap="true" style:flow-with-text="false"/>
    </style:style>
    <style:style style:name="gr10" style:family="graphic">
      <style:graphic-properties draw:stroke="solid" svg:stroke-width="0.053cm" svg:stroke-color="#2e75b6" draw:stroke-linejoin="miter" draw:fill="solid" draw:fill-color="#ffffff" draw:textarea-vertical-align="top" draw:auto-grow-height="false" draw:fit-to-size="false" style:shrink-to-fit="false" fo:min-height="1.894cm" fo:min-width="7.131cm" fo:padding-top="0.127cm" fo:padding-bottom="0.127cm" fo:padding-left="0.254cm" fo:padding-right="0.254cm" fo:wrap-option="wrap" style:run-through="foreground"/>
      <style:paragraph-properties style:writing-mode="lr-tb"/>
    </style:style>
    <style:style style:name="gr11"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1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4"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15"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Toc63544120"/><text:span text:style-name="T1"><text:tab/><text:tab/>Lesson 19 – <text:s/></text:span><text:bookmark-end text:name="_Toc63544120"/><text:span text:style-name="T1">Final <text:s/>Project</text:span></text:h>
      <text:p text:style-name="P20"><draw:custom-shape text:anchor-type="paragraph" draw:z-index="20" draw:name="Πλαίσιο κειμένου 2" draw:style-name="gr8" draw:text-style-name="P38" svg:width="2.7cm" svg:height="1.172cm" svg:x="0cm" svg:y="0.356cm"><text:p text:style-name="P2"><draw:frame draw:style-name="fr2" draw:name="Γραφικό 288" text:anchor-type="as-char" svg:width="0.617cm" svg:height="0.617cm" draw:z-index="30"><draw:image xlink:href="Pictures/1000020100000180000001806A88CD95D286BBCE.png" xlink:type="simple" xlink:show="embed" xlink:actuate="onLoad" draw:mime-type="image/png"/><svg:desc>Χρονόμετρο με συμπαγές γέμισμα</svg:desc></draw:frame><text:span text:style-name="T5">10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9" draw:name="Ομάδα 276" draw:style-name="gr9"><draw:custom-shape draw:name="Πλαίσιο κειμένου 2" draw:style-name="gr10" draw:text-style-name="P39" svg:width="7.638cm" svg:height="2.147cm" svg:x="6.669cm" svg:y="0.621cm"><text:p text:style-name="P33"><text:span text:style-name="T27"/></text:p><text:p text:style-name="P33"><text:span text:style-name="T28">Use previous knowledge</text:span><text:span text:style-name="T29"> </text:span><text:span text:style-name="T28"><text:s/>to create your </text:span><text:span text:style-name="T29"><text:s/></text:span><text:span text:style-name="T28">final Proj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11" draw:text-style-name="P40" svg:width="7.638cm" svg:height="0.632cm" svg:x="6.669cm" svg:y="0.628cm"><text:p text:style-name="P33"><text:span text:style-name="T30">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0"><draw:g text:anchor-type="paragraph" draw:z-index="28" draw:name="Ομάδα 13" draw:style-name="gr1"><draw:custom-shape draw:name="Πλαίσιο κειμένου 2" draw:style-name="gr2" draw:text-style-name="P36" svg:width="13.814cm" svg:height="7.679cm" svg:x="1.275cm" svg:y="3.083cm"><text:p text:style-name="P33"><text:span text:style-name="T22">Dear </text:span><text:span text:style-name="T23">Teacher</text:span></text:p><text:p text:style-name="P34"><text:span text:style-name="T24">The solution proposed concerns the knowledge gained during the course. You can extend the questions as you want depending on your class level and available time. </text:span></text:p><text:p text:style-name="P34"><text:span text:style-name="T24">To study how a school library can be created you can read the book "Setting Up and Running a School Library by Nicola Baird" here <text:s/>https://files.Eric.Ed. Gov/Fulltext/Ed536911.Pdf </text:span></text:p><text:p text:style-name="P33"><text:span text:style-name="T24">The names of the books and authors come from the Gutenberg Project https://www.gutenberg.org/ebooks/offline_catalogs.html <text:s text:c="2"/></text:span></text:p><text:p text:style-name="P34"><text:span text:style-name="T24">Publishers' names and release dates are random as well as students' names.</text:span></text:p><text:p text:style-name="P35"><text:span text:style-name="T25">Prokopis Leon, pliroforikos[at]gmail.com</text:span></text:p><text:p text:style-name="P33"><text:span text:style-name="T24"/></text:p><text:p text:style-name="P33"><text:span text:style-name="T2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6" draw:style-name="gr3" draw:text-style-name="P37" svg:width="0.978cm" svg:height="2.504cm" svg:x="0.005cm" svg:y="3.328cm"><text:p><text:span text:style-name="T2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0"/>
      <text:h text:style-name="Heading_20_2" text:outline-level="2"><text:span text:style-name="T1">Create a School Library Application </text:span></text:h>
      <text:p text:style-name="P20"/>
      <text:p text:style-name="P23"><text:span text:style-name="T1">A school library has a set of books which it lends to students in the three classes. The books are placed on shelves numbered from 1 to 60. <text:s/></text:span></text:p>
      <text:p text:style-name="P23"><text:span text:style-name="T1">For each book, the following information is recorded:</text:span></text:p>
      <text:list xml:id="list560903782" text:style-name="WWNum31">
        <text:list-item>
          <text:p text:style-name="P6"><text:span text:style-name="T1">Code</text:span></text:p>
        </text:list-item>
        <text:list-item>
          <text:p text:style-name="P6"><text:span text:style-name="T1">Title</text:span></text:p>
        </text:list-item>
        <text:list-item>
          <text:p text:style-name="P6"><text:span text:style-name="T1">Writing by Syed syd</text:span></text:p>
        </text:list-item>
        <text:list-item>
          <text:p text:style-name="P6"><text:span text:style-name="T1">Release Year</text:span></text:p>
        </text:list-item>
        <text:list-item>
          <text:p text:style-name="P6"><text:span text:style-name="T1">Publisher</text:span></text:p>
        </text:list-item>
        <text:list-item>
          <text:p text:style-name="P6"><text:span text:style-name="T1">Shel</text:span><text:span text:style-name="T3">f</text:span><text:span text:style-name="T1"> </text:span></text:p>
        </text:list-item>
      </text:list>
      <text:p text:style-name="P23"><text:span text:style-name="T1">For students, the following are recorded:</text:span></text:p>
      <text:list xml:id="list4092961163" text:style-name="WWNum32">
        <text:list-item>
          <text:p text:style-name="P7"><text:span text:style-name="T1">Registry Number</text:span></text:p>
        </text:list-item>
        <text:list-item>
          <text:p text:style-name="P7"><text:span text:style-name="T1">Name</text:span></text:p>
        </text:list-item>
        <text:list-item>
          <text:p text:style-name="P7"><text:span text:style-name="T1">Surname</text:span></text:p>
        </text:list-item>
        <text:list-item>
          <text:p text:style-name="P7"><text:span text:style-name="T1">Class</text:span></text:p>
        </text:list-item>
        <text:list-item>
          <text:p text:style-name="P7"><text:span text:style-name="T1">Phone Number</text:span></text:p>
        </text:list-item>
      </text:list>
      <text:p text:style-name="P5"><text:soft-page-break/></text:p>
      <text:p text:style-name="P23"><text:span text:style-name="T1">Make the application described below:</text:span></text:p>
      <text:h text:style-name="Heading_20_2" text:outline-level="2"><text:span text:style-name="T1">Files</text:span></text:h>
      <text:p text:style-name="P23"><text:span text:style-name="T1">Two text files named are <text:s/>given books.txt <text:s/>and <text:s/>students.txt <text:s/>(inside the materials folder).</text:span></text:p>
      <text:p text:style-name="P23"><text:span text:style-name="T1">Some of the file elements are:</text:span></text:p>
      <text:p text:style-name="P23"><text:span text:style-name="T2">books.txt</text:span></text:p>
      <text:p text:style-name="Κώδικας"><text:span text:style-name="T6">30;The Life of Abraham Lincoln;Henry Ketcham;1866;New Public publ.;54</text:span></text:p>
      <text:p text:style-name="Κώδικας"><text:span text:style-name="T6">31;Christopher Columbus; Mildred Stapley;1954;Cider publ.;43</text:span></text:p>
      <text:p text:style-name="Κώδικας"><text:span text:style-name="T6">32;The Adventures of Ferdinand Count Fathom; Tobias Smollett;1982;Orange punl.;32</text:span></text:p>
      <text:p text:style-name="Κώδικας"><text:span text:style-name="T6">33;Tales of the Jazz Age;F. Scott Fitzgerald;1944; Gutenberg publ.;5</text:span></text:p>
      <text:p text:style-name="Κώδικας"><text:span text:style-name="T6">34;The Old Stone House;Anne March;1904;Orange punl.;50</text:span></text:p>
      <text:p text:style-name="P23"><text:span text:style-name="T1">Each book is described in the following fields which we distinguish from each other with the character ";":</text:span></text:p>
      <text:list xml:id="list801041427" text:style-name="WWNum35">
        <text:list-item>
          <text:p text:style-name="P8"><text:span text:style-name="T1">Id</text:span></text:p>
        </text:list-item>
        <text:list-item>
          <text:p text:style-name="P8"><text:span text:style-name="T1">Title</text:span></text:p>
        </text:list-item>
        <text:list-item>
          <text:p text:style-name="P8"><text:span text:style-name="T1">Writer</text:span></text:p>
        </text:list-item>
        <text:list-item>
          <text:p text:style-name="P8"><text:span text:style-name="T1">Year</text:span></text:p>
        </text:list-item>
        <text:list-item>
          <text:p text:style-name="P8"><text:span text:style-name="T1">Publisher</text:span></text:p>
        </text:list-item>
        <text:list-item>
          <text:p text:style-name="P8"><text:span text:style-name="T1">Shelf</text:span></text:p>
        </text:list-item>
      </text:list>
      <text:p text:style-name="P23"><text:span text:style-name="T2">students.</text:span><text:span text:style-name="T1"> </text:span><text:span text:style-name="T2">txt</text:span></text:p>
      <text:p text:style-name="Κώδικας"><text:span text:style-name="T8">1001;Jude;Segers;A;7900209</text:span></text:p>
      <text:p text:style-name="Κώδικας"><text:span text:style-name="T8">1002;Desire;Cid;A;7047635</text:span></text:p>
      <text:p text:style-name="Κώδικας"><text:span text:style-name="T8">1003;Madelyn;Pittard;A;9011036</text:span></text:p>
      <text:p text:style-name="Κώδικας"><text:span text:style-name="T8">1004;Lorita;Tomczak;A;6677490</text:span></text:p>
      <text:p text:style-name="Κώδικας"><text:span text:style-name="T8">1005;Lynwood;Posey;A;9014379</text:span></text:p>
      <text:p text:style-name="Κώδικας"><text:span text:style-name="T8">1006;Nella;Felps;A;8423818</text:span></text:p>
      <text:p text:style-name="P23"><text:span text:style-name="T1">Each student is described in the following fields which stand out from each other with the character ';':</text:span></text:p>
      <text:list xml:id="list1093264492" text:style-name="WWNum36">
        <text:list-item>
          <text:p text:style-name="P9"><text:span text:style-name="T1">Id</text:span></text:p>
        </text:list-item>
        <text:list-item>
          <text:p text:style-name="P9"><text:span text:style-name="T1">First Name</text:span></text:p>
        </text:list-item>
        <text:list-item>
          <text:p text:style-name="P9"><text:span text:style-name="T1">Last Name</text:span></text:p>
        </text:list-item>
        <text:list-item>
          <text:p text:style-name="P9"><text:span text:style-name="T1">Class</text:span></text:p>
        </text:list-item>
        <text:list-item>
          <text:p text:style-name="P9"><text:span text:style-name="T1">Phone Number</text:span></text:p>
        </text:list-item>
      </text:list>
      <text:p text:style-name="P23"><draw:g text:anchor-type="paragraph" draw:z-index="27" draw:name="Ομάδα 14" draw:style-name="gr4"><draw:custom-shape draw:name="Πλαίσιο κειμένου 2" draw:style-name="gr5" draw:text-style-name="P36" svg:width="13.336cm" svg:height="3.061cm" svg:x="1.46cm" svg:y="2.695cm"><text:p text:style-name="P33"><text:span text:style-name="T22">Teachers tip</text:span></text:p><text:p text:style-name="P33"><text:span text:style-name="T26">Before you can read the files you need to <text:s/>read all the content like a string and then check its characters one by one and place them in a table of items that you will later write on the map. A string is <text:s/>checked <text:s/>using the <text:s/>&lt;string&gt; method. </text:span><text:span text:style-name="T22">CharAt</text:span><text:span text:style-name="T26">(ind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16" draw:style-name="gr6" draw:text-style-name="P37" svg:width="1.37cm" svg:height="2.892cm" svg:x="0.109cm" svg:y="2.695cm"><text:p><text:span text:style-name="T2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mplement a function that inserts the above text files into two maps With Names mapBooks And mapStudents key the first column of each file where it represents the Id of the book and the student respectively. The values of each item will be a Type as described below. </text:span></text:p>
      <text:p text:style-name="P21"/>
      <text:p text:style-name="P23"><text:span text:style-name="T2">Example Of Student</text:span><text:span text:style-name="T1"> </text:span><text:span text:style-name="T2"><text:s/>Map</text:span></text:p>
      <table:table table:name="Πίνακας1" table:style-name="Πίνακας1">
        <table:table-column table:style-name="Πίνακας1.A"/>
        <table:table-column table:style-name="Πίνακας1.B"/>
        <table:table-column table:style-name="Πίνακας1.A"/>
        <table:table-column table:style-name="Πίνακας1.B" table:number-columns-repeated="2"/>
        <table:table-column table:style-name="Πίνακας1.A"/>
        <table:table-row table:style-name="Πίνακας1.1">
          <table:table-cell table:style-name="Πίνακας1.A1" table:number-rows-spanned="2" office:value-type="string">
            <text:p text:style-name="P26">Key</text:p>
          </table:table-cell>
          <table:table-cell table:style-name="Πίνακας1.B1" table:number-columns-spanned="5" office:value-type="string">
            <text:p text:style-name="P26">Type</text:p>
          </table:table-cell>
          <table:covered-table-cell/>
          <table:covered-table-cell/>
          <table:covered-table-cell/>
          <table:covered-table-cell/>
        </table:table-row>
        <table:table-row table:style-name="Πίνακας1.1">
          <table:covered-table-cell/>
          <table:table-cell table:style-name="Πίνακας1.B2" office:value-type="string">
            <text:p text:style-name="P28"><text:span text:style-name="T1">Id</text:span></text:p>
          </table:table-cell>
          <table:table-cell table:style-name="Πίνακας1.C2" office:value-type="string">
            <text:p text:style-name="P28"><text:span text:style-name="T1">FirstName</text:span></text:p>
          </table:table-cell>
          <table:table-cell table:style-name="Πίνακας1.D2" office:value-type="string">
            <text:p text:style-name="P28"><text:span text:style-name="T1">LastName</text:span></text:p>
          </table:table-cell>
          <table:table-cell table:style-name="Πίνακας1.E2" office:value-type="string">
            <text:p text:style-name="P28"><text:span text:style-name="T1">Class</text:span></text:p>
          </table:table-cell>
          <table:table-cell table:style-name="Πίνακας1.F2" office:value-type="string">
            <text:p text:style-name="P28"><text:span text:style-name="T1">Phone</text:span></text:p>
          </table:table-cell>
        </table:table-row>
        <table:table-row table:style-name="Πίνακας1.1">
          <table:table-cell table:style-name="Πίνακας1.A3" office:value-type="string">
            <text:p text:style-name="P29">1001</text:p>
          </table:table-cell>
          <table:table-cell table:style-name="Πίνακας1.B3" office:value-type="string">
            <text:p text:style-name="P30">1001</text:p>
          </table:table-cell>
          <table:table-cell table:style-name="Πίνακας1.C3" office:value-type="string">
            <text:p text:style-name="P31"><text:span text:style-name="T1">Jude</text:span></text:p>
          </table:table-cell>
          <table:table-cell table:style-name="Πίνακας1.D3" office:value-type="string">
            <text:p text:style-name="P31"><text:span text:style-name="T1">Segers</text:span></text:p>
          </table:table-cell>
          <table:table-cell table:style-name="Πίνακας1.E3" office:value-type="string">
            <text:p text:style-name="P30">A</text:p>
          </table:table-cell>
          <table:table-cell table:style-name="Πίνακας1.F3" office:value-type="string">
            <text:p text:style-name="P31"><text:span text:style-name="T1">7900209</text:span></text:p>
          </table:table-cell>
        </table:table-row>
        <table:table-row table:style-name="Πίνακας1.1">
          <table:table-cell table:style-name="Πίνακας1.A4" office:value-type="string">
            <text:p text:style-name="P29">1002</text:p>
          </table:table-cell>
          <table:table-cell table:style-name="Πίνακας1.B4" office:value-type="string">
            <text:p text:style-name="P30">1002</text:p>
          </table:table-cell>
          <table:table-cell table:style-name="Πίνακας1.C4" office:value-type="string">
            <text:p text:style-name="P31"><text:span text:style-name="T1">Desire</text:span></text:p>
          </table:table-cell>
          <table:table-cell table:style-name="Πίνακας1.D4" office:value-type="string">
            <text:p text:style-name="P31"><text:span text:style-name="T1">Cid</text:span></text:p>
          </table:table-cell>
          <table:table-cell table:style-name="Πίνακας1.E4" office:value-type="string">
            <text:p text:style-name="P30">A</text:p>
          </table:table-cell>
          <table:table-cell table:style-name="Πίνακας1.F4" office:value-type="string">
            <text:p text:style-name="P31"><text:span text:style-name="T1">7047635</text:span></text:p>
          </table:table-cell>
        </table:table-row>
        <text:soft-page-break/>
        <table:table-row table:style-name="Πίνακας1.1">
          <table:table-cell table:style-name="Πίνακας1.A5" office:value-type="string">
            <text:p text:style-name="P29">1003</text:p>
          </table:table-cell>
          <table:table-cell table:style-name="Πίνακας1.B5" office:value-type="string">
            <text:p text:style-name="P30">1003</text:p>
          </table:table-cell>
          <table:table-cell table:style-name="Πίνακας1.C5" office:value-type="string">
            <text:p text:style-name="P31"><text:span text:style-name="T1">Madelyn</text:span></text:p>
          </table:table-cell>
          <table:table-cell table:style-name="Πίνακας1.D5" office:value-type="string">
            <text:p text:style-name="P31"><text:span text:style-name="T1">Pittard</text:span></text:p>
          </table:table-cell>
          <table:table-cell table:style-name="Πίνακας1.E5" office:value-type="string">
            <text:p text:style-name="P30">A</text:p>
          </table:table-cell>
          <table:table-cell table:style-name="Πίνακας1.F5" office:value-type="string">
            <text:p text:style-name="P31"><text:span text:style-name="T1">9011036</text:span></text:p>
          </table:table-cell>
        </table:table-row>
      </table:table>
      <text:p text:style-name="Standard"/>
      <text:h text:style-name="Heading_20_2" text:outline-level="2"><text:span text:style-name="T1">Data</text:span></text:h>
      <text:h text:style-name="Heading_20_3" text:outline-level="3"><text:span text:style-name="T1">Types</text:span></text:h>
      <text:list xml:id="list635753815" text:style-name="WWNum33">
        <text:list-item>
          <text:p text:style-name="P10"><text:span text:style-name="T1">Create Type <text:s/>Book</text:span></text:p>
        </text:list-item>
      </text:list>
      <text:p text:style-name="P15"><text:span text:style-name="T1">Type Book with elements:</text:span></text:p>
      <text:list xml:id="list195138050532779" text:continue-numbering="true" text:style-name="WWNum33">
        <text:list-item>
          <text:list>
            <text:list-item>
              <text:list>
                <text:list-item>
                  <text:p text:style-name="P10"><text:span text:style-name="T1">Id</text:span></text:p>
                </text:list-item>
                <text:list-item>
                  <text:p text:style-name="P10"><text:span text:style-name="T1">Title</text:span></text:p>
                </text:list-item>
                <text:list-item>
                  <text:p text:style-name="P10"><text:span text:style-name="T1">Writer</text:span></text:p>
                </text:list-item>
                <text:list-item>
                  <text:p text:style-name="P10"><text:span text:style-name="T1">Year</text:span></text:p>
                </text:list-item>
                <text:list-item>
                  <text:p text:style-name="P10"><text:span text:style-name="T1">Publisher</text:span></text:p>
                </text:list-item>
                <text:list-item>
                  <text:p text:style-name="P10"><text:span text:style-name="T1">Shelv<text:line-break/></text:span></text:p>
                </text:list-item>
              </text:list>
            </text:list-item>
          </text:list>
        </text:list-item>
      </text:list>
      <text:p text:style-name="P32"><text:span text:style-name="T2">Functions:</text:span></text:p>
      <text:list xml:id="list195137354910350" text:continue-numbering="true" text:style-name="WWNum33">
        <text:list-item>
          <text:list>
            <text:list-item>
              <text:p text:style-name="P10"><text:span text:style-name="T1">Insert Book</text:span></text:p>
            </text:list-item>
            <text:list-item>
              <text:p text:style-name="P10"><text:span text:style-name="T1">Delete Book</text:span></text:p>
            </text:list-item>
          </text:list>
        </text:list-item>
      </text:list>
      <text:h text:style-name="P4" text:outline-level="3"/>
      <text:list xml:id="list195136115247852" text:continue-numbering="true" text:style-name="WWNum33">
        <text:list-item>
          <text:p text:style-name="P10"><text:span text:style-name="T1">Create Student <text:s/>Type</text:span></text:p>
        </text:list-item>
      </text:list>
      <text:p text:style-name="P17"><text:span text:style-name="T2">Properties</text:span><text:span text:style-name="T1">:</text:span></text:p>
      <text:list xml:id="list195137073321597" text:continue-numbering="true" text:style-name="WWNum33">
        <text:list-item>
          <text:list>
            <text:list-item>
              <text:p text:style-name="P10"><text:span text:style-name="T1">Id</text:span></text:p>
            </text:list-item>
            <text:list-item>
              <text:p text:style-name="P10"><text:span text:style-name="T1">First Name</text:span></text:p>
            </text:list-item>
            <text:list-item>
              <text:p text:style-name="P10"><text:span text:style-name="T1">Last Name</text:span></text:p>
            </text:list-item>
            <text:list-item>
              <text:p text:style-name="P10"><text:span text:style-name="T1">Class</text:span></text:p>
            </text:list-item>
            <text:list-item>
              <text:p text:style-name="P10"><text:span text:style-name="T1">Phone Number</text:span></text:p>
            </text:list-item>
          </text:list>
        </text:list-item>
      </text:list>
      <text:p text:style-name="P32"><text:span text:style-name="T2">Functions:</text:span></text:p>
      <text:list xml:id="list195137911130501" text:continue-numbering="true" text:style-name="WWNum33">
        <text:list-item>
          <text:list>
            <text:list-item>
              <text:p text:style-name="P10"><text:span text:style-name="T1">Insert Student</text:span></text:p>
            </text:list-item>
            <text:list-item>
              <text:p text:style-name="P10"><text:span text:style-name="T1">Delete Student</text:span></text:p>
            </text:list-item>
          </text:list>
        </text:list-item>
      </text:list>
      <text:p text:style-name="P23"><text:span text:style-name="T1">Each student who has borrowed books has their own KVS <text:s/>file with name “ID number.dat”. For example, the student with <text:s/>ID <text:s/>21 has a file named “21.dat”. <text:s/>The file writes the books borrowed by the student with a map <text:s/>structure. For example, if you have borrowed two books you should have a <text:s/>Map of the following structure:</text:span></text:p>
      <text:p text:style-name="P23"><text:span text:style-name="T1">(“11”, “03/27/2021”) </text:span></text:p>
      <text:p text:style-name="P23"><text:span text:style-name="T1">(“14”, “04/01/2021”) </text:span></text:p>
      <text:p text:style-name="P23"><text:span text:style-name="T1">Where the first <text:s text:c="2"/>number is the ID of the book borrowed and is also the key <text:s text:c="3"/>of the map while the borrowing date is saved as a value.</text:span></text:p>
      <text:p text:style-name="P21"/>
      <text:h text:style-name="Heading_20_2" text:outline-level="2"><text:span text:style-name="T1">Screen Design and Functions.</text:span></text:h>
      <text:p text:style-name="P23"><text:span text:style-name="T1">The program must have a central menu of buttons to call appropriate administrative screens. Specific:</text:span></text:p>
      <text:list xml:id="list31715210" text:style-name="WWNum34">
        <text:list-item>
          <text:p text:style-name="P11"><text:soft-page-break/><text:span text:style-name="T2">Book. </text:span></text:p>
        </text:list-item>
      </text:list>
      <text:p text:style-name="P17"><text:span text:style-name="T1">Includes a CLV <text:s/>list of library books to be loaded from the <text:s/>books.txt and book insert and delete buttons.</text:span></text:p>
      <text:p text:style-name="P17"><text:span text:style-name="T1">When the Insert button is pressed, create a dialog asking for new book items to be inserted into the file.</text:span></text:p>
      <text:p text:style-name="P17"><text:span text:style-name="T1">When the Delete key is pressed, delete the book selected <text:s/>from the list.</text:span></text:p>
      <text:p text:style-name="P21"/>
      <text:list xml:id="list195136380725495" text:continue-numbering="true" text:style-name="WWNum34">
        <text:list-item>
          <text:p text:style-name="P11"><text:span text:style-name="T2">Student</text:span></text:p>
        </text:list-item>
      </text:list>
      <text:p text:style-name="P17"><text:span text:style-name="T1">Includes a CLV <text:s/>list of school students that will be loaded from <text:s/>the <text:s/>students.txt file and insert and delete buttons.</text:span></text:p>
      <text:p text:style-name="P17"><text:span text:style-name="T1">When the Insert button is pressed, create a dialog asking for new student information and store it into students.txt.</text:span></text:p>
      <text:p text:style-name="P17"><text:span text:style-name="T1">When the Delete key is pressed, delete that student from the list together and the books they borrowed assuming they return them. </text:span></text:p>
      <text:p text:style-name="P21"/>
      <text:list xml:id="list195136616857222" text:continue-numbering="true" text:style-name="WWNum34">
        <text:list-item>
          <text:p text:style-name="P11"><text:span text:style-name="T2">Lending</text:span></text:p>
        </text:list-item>
      </text:list>
      <text:p text:style-name="P16"><text:span text:style-name="T1">The lending screen includes a ComboBox containing the student's name and a CLV list of library books. <text:s/><text:line-break/>There is also a button Lend when its’ click triggered: </text:span></text:p>
      <text:p text:style-name="P16"><text:span text:style-name="T2">If there is a student's file</text:span></text:p>
      <text:p text:style-name="P16"><text:span text:style-name="T1">It will load the entire map from <text:s/>the file</text:span></text:p>
      <text:p text:style-name="P16"><text:span text:style-name="T1">It will add a new key with the ID <text:s/>of the book borrowed <text:s/>and value the borrowing date.</text:span></text:p>
      <text:p text:style-name="P16"><text:span text:style-name="T1">It will re-save the map</text:span></text:p>
      <text:p text:style-name="P16"><text:span text:style-name="T2">If there is no student file</text:span></text:p>
      <text:p text:style-name="P16"><text:span text:style-name="T1">It will create the file</text:span></text:p>
      <text:p text:style-name="P16"><text:span text:style-name="T1">It creates a Map with the borrowing information(ID <text:s/>and date) <text:s/></text:span></text:p>
      <text:p text:style-name="P16"><text:span text:style-name="T1">It will save the file</text:span></text:p>
      <text:p text:style-name="P23"><text:span text:style-name="T2">Consider that there are as many copies as you need from each book.</text:span></text:p>
      <text:p text:style-name="P22"/>
      <text:list xml:id="list195137083424414" text:continue-numbering="true" text:style-name="WWNum34">
        <text:list-item>
          <text:p text:style-name="P11"><text:span text:style-name="T2">Return</text:span></text:p>
        </text:list-item>
      </text:list>
      <text:p text:style-name="P16"><text:span text:style-name="T1">The lending screen includes a ComboBox containing the student's names and a CLV list of books borrowed. <text:s/>Also, there is a button called “Return”.</text:span></text:p>
      <text:p text:style-name="P16"><text:span text:style-name="T3">If return_click triggered then i</text:span><text:span text:style-name="T1">t will delete this book from the student's list as well as from the student's file. </text:span></text:p>
      <text:p text:style-name="P16"><text:span text:style-name="T1">If he hasn't borrowed another book, program will delete and the file too. </text:span></text:p>
      <text:p text:style-name="P18"/>
      <text:h text:style-name="Heading_20_2" text:outline-level="2"><text:span text:style-name="T1">Cheat Sheet </text:span></text:h>
      <text:p text:style-name="P24"/>
      <text:list xml:id="list2923057133" text:style-name="WWNum37">
        <text:list-item>
          <text:p text:style-name="P14"><text:soft-page-break/><text:span text:style-name="T1">How to declare a type</text:span></text:p>
        </text:list-item>
      </text:list>
      <text:p text:style-name="Κώδικας"><text:span text:style-name="T18">Sub</text:span><text:span text:style-name="T19"> Class_Globals</text:span></text:p>
      <text:p text:style-name="Κώδικας"><text:span text:style-name="T19"><text:tab/></text:span><text:span text:style-name="T18">Type</text:span><text:span text:style-name="T19"> Student</text:span><text:span text:style-name="T1">(LastName </text:span><text:span text:style-name="T2"><text:s/>As String</text:span><text:span text:style-name="T1">, FirstName <text:s/></text:span><text:span text:style-name="T2">As String</text:span><text:span text:style-name="T1">, _</text:span></text:p>
      <text:p text:style-name="Κώδικας"><text:span text:style-name="T1"><text:tab/><text:tab/><text:tab/><text:tab/><text:tab/><text:tab/><text:tab/><text:tab/>Address </text:span><text:span text:style-name="T2">As String</text:span><text:span text:style-name="T1">, <text:s/>PhoneNumber </text:span><text:span text:style-name="T2"><text:s/>As String</text:span><text:span text:style-name="T1">)</text:span></text:p>
      <text:p text:style-name="Κώδικας"><text:span text:style-name="T20"><text:tab/></text:span></text:p>
      <text:p text:style-name="Κώδικας"><text:span text:style-name="T19"><text:tab/></text:span><text:span text:style-name="T18">Private</text:span><text:span text:style-name="T19"> Student1 </text:span><text:span text:style-name="T1"><text:s/></text:span><text:span text:style-name="T18">As Student</text:span></text:p>
      <text:p text:style-name="Κώδικας"><text:span text:style-name="T18">End Sub</text:span></text:p>
      <text:p text:style-name="P25"/>
      <text:list xml:id="list195137082478298" text:continue-numbering="true" text:style-name="WWNum37">
        <text:list-item>
          <text:p text:style-name="P12"><text:span text:style-name="T1">How to read a file on a string</text:span></text:p>
        </text:list-item>
      </text:list>
      <text:p text:style-name="Κώδικας"><text:span text:style-name="T1">stFile = File.</text:span><text:span text:style-name="T2">ReadString</text:span><text:span text:style-name="T1">(File.</text:span><text:span text:style-name="T2">DirAssets</text:span><text:span text:style-name="T1">, "students.txt")</text:span></text:p>
      <text:p text:style-name="P19"/>
      <text:list xml:id="list195137074736112" text:continue-numbering="true" text:style-name="WWNum37">
        <text:list-item>
          <text:p text:style-name="P12"><text:span text:style-name="T1">Check character by character a string that contains a file and place it in a list of tables.</text:span></text:p>
        </text:list-item>
      </text:list>
      <text:p text:style-name="Κώδικας"><text:span text:style-name="T1"><text:tab/></text:span><text:span text:style-name="T2">Private</text:span><text:span text:style-name="T1"> i <text:s/></text:span><text:span text:style-name="T2">As Int</text:span><text:span text:style-name="T1"> <text:s/>= 0</text:span></text:p>
      <text:p text:style-name="Κώδικας"><text:span text:style-name="T1"><text:tab/></text:span><text:span text:style-name="T2">For</text:span><text:span text:style-name="T1"> j = 0 <text:s/></text:span><text:span text:style-name="T2">To</text:span><text:span text:style-name="T1"> <text:s/>stFile. </text:span><text:span text:style-name="T2">Length</text:span><text:span text:style-name="T1">-1</text:span></text:p>
      <text:p text:style-name="Κώδικας"><text:span text:style-name="T1"><text:tab/><text:tab/></text:span><text:span text:style-name="T2">If</text:span><text:span text:style-name="T1"> stFile.</text:span><text:span text:style-name="T2">CharAt</text:span><text:span text:style-name="T1">(j) &lt;&gt; ";" And stFile.</text:span><text:span text:style-name="T2">CharAt</text:span><text:span text:style-name="T1">(j) &lt;&gt; CRLF <text:s/></text:span><text:span text:style-name="T2">Then</text:span></text:p>
      <text:p text:style-name="Κώδικας"><text:span text:style-name="T1"><text:tab/><text:tab/><text:tab/>stud(i) = stud(i) &amp; stFile.CharAt(j)</text:span></text:p>
      <text:p text:style-name="Κώδικας"><text:span text:style-name="T1"><text:tab/><text:tab/></text:span><text:span text:style-name="T2">Else if</text:span><text:span text:style-name="T1"> stFile.CharAt(j) = ";" </text:span><text:span text:style-name="T2">Then</text:span></text:p>
      <text:p text:style-name="Κώδικας"><text:span text:style-name="T1"><text:tab/><text:tab/><text:tab/>i = i + 1</text:span></text:p>
      <text:p text:style-name="Κώδικας"><text:span text:style-name="T1"><text:tab/><text:tab/></text:span><text:span text:style-name="T2">else if</text:span><text:span text:style-name="T1"> stFile.CharAt(j) = CRLF <text:s/></text:span><text:span text:style-name="T2">Then</text:span></text:p>
      <text:p text:style-name="Κώδικας"><text:span text:style-name="T1"><text:tab/><text:tab/><text:tab/>i = 0 </text:span></text:p>
      <text:p text:style-name="Κώδικας"><text:span text:style-name="T1"><text:tab/><text:tab/><text:tab/>retList.</text:span><text:span text:style-name="T2">Add</text:span><text:span text:style-name="T1">(stud) </text:span></text:p>
      <text:p text:style-name="Κώδικας"><text:span text:style-name="T1"><text:tab/><text:tab/><text:tab/></text:span><text:span text:style-name="T2">Private</text:span><text:span text:style-name="T1"> stud(5) </text:span><text:span text:style-name="T2">As String</text:span></text:p>
      <text:p text:style-name="Κώδικας"><text:span text:style-name="T1"><text:tab/><text:tab/></text:span><text:span text:style-name="T2">End If </text:span></text:p>
      <text:p text:style-name="Κώδικας"><text:span text:style-name="T2"><text:tab/>Next <text:tab/></text:span></text:p>
      <text:p text:style-name="P21"/>
      <text:list xml:id="list195136509536115" text:continue-numbering="true" text:style-name="WWNum37">
        <text:list-item>
          <text:p text:style-name="P12"><text:span text:style-name="T1">Convert a list of tables to a map</text:span></text:p>
        </text:list-item>
      </text:list>
      <text:p text:style-name="Κώδικας"><text:span text:style-name="T1"><text:tab/>For i = 0 To lst.</text:span><text:span text:style-name="T2">Size</text:span><text:span text:style-name="T1">-1</text:span></text:p>
      <text:p text:style-name="Κώδικας"><text:span text:style-name="T1"><text:tab/><text:tab/></text:span><text:span text:style-name="T2">Private</text:span><text:span text:style-name="T1"> stud(5) <text:s/></text:span><text:span text:style-name="T2">As String</text:span></text:p>
      <text:p text:style-name="Κώδικας"><text:span text:style-name="T1"><text:tab/><text:tab/>stud = lst.</text:span><text:span text:style-name="T2">Get</text:span><text:span text:style-name="T1">(i)<text:tab/><text:tab/>‘ Create an array from list item<text:tab/></text:span></text:p>
      <text:p text:style-name="Κώδικας"><text:span text:style-name="T1"><text:tab/><text:tab/></text:span><text:span text:style-name="T2">Private</text:span><text:span text:style-name="T1"> st </text:span><text:span text:style-name="T2"><text:s/>As Student<text:tab/></text:span><text:span text:style-name="T1">‘ Student is type <text:s/>declaration</text:span></text:p>
      <text:p text:style-name="Κώδικας"><text:span text:style-name="T1"><text:tab/><text:tab/>st.</text:span><text:span text:style-name="T2">Initialize</text:span></text:p>
      <text:p text:style-name="Κώδικας"><text:span text:style-name="T1"><text:tab/><text:tab/>st.ID = stud(0)<text:tab/><text:tab/>‘Put every array item into type</text:span></text:p>
      <text:p text:style-name="Κώδικας"><text:span text:style-name="T1"><text:tab/><text:tab/>St.FirstName = stud(1)</text:span></text:p>
      <text:p text:style-name="Κώδικας"><text:span text:style-name="T1"><text:tab/><text:tab/>St.LastName = stud(2)</text:span></text:p>
      <text:p text:style-name="Κώδικας"><text:span text:style-name="T1"><text:tab/><text:tab/>St.Cls = stud(3)</text:span></text:p>
      <text:p text:style-name="Κώδικας"><text:span text:style-name="T1"><text:tab/><text:tab/>St.Phone = stud(4)</text:span></text:p>
      <text:p text:style-name="Κώδικας"><text:span text:style-name="T1"><text:tab/><text:tab/>St.Borrowed = 0</text:span></text:p>
      <text:p text:style-name="Κώδικας"><text:span text:style-name="T1"><text:tab/><text:tab/>mStudent.</text:span><text:span text:style-name="T2">Put</text:span><text:span text:style-name="T1">(stud(0), st) <text:tab/><text:tab/> ‘ Insert type into map</text:span></text:p>
      <text:p text:style-name="Κώδικας"><text:span text:style-name="T1"><text:tab/></text:span><text:span text:style-name="T2">Next</text:span></text:p>
      <text:p text:style-name="P21"/>
      <text:list xml:id="list195136952267309" text:continue-numbering="true" text:style-name="WWNum37">
        <text:list-item>
          <text:p text:style-name="P12"><text:span text:style-name="T1">Place spaces on a string to increase <text:s/>the size of up to a number.</text:span></text:p>
        </text:list-item>
      </text:list>
      <text:p text:style-name="Κώδικας"><text:span text:style-name="T2">Do While</text:span><text:span text:style-name="T1"> s1.Length &lt;= 5 </text:span></text:p>
      <text:p text:style-name="Κώδικας"><text:span text:style-name="T1"><text:tab/><text:tab/>s1 = s1 &amp; " "</text:span></text:p>
      <text:p text:style-name="Κώδικας"><text:span text:style-name="T2">Loop</text:span></text:p>
      <text:p text:style-name="P21"/>
      <text:list xml:id="list195136431328508" text:continue-numbering="true" text:style-name="WWNum37">
        <text:list-item>
          <text:p text:style-name="P12"><text:span text:style-name="T1">Select – Deselect an item from a clv List. </text:span></text:p>
        </text:list-item>
      </text:list>
      <text:p text:style-name="P17"><text:span text:style-name="T1">Each item in a list is created by the language within a box called a panel. <text:s text:c="7"/>You can set the color by accessing the box using the </text:span><text:soft-page-break/><text:span text:style-name="T1">GetPanel(Index) method where Index the current value of the line that was clicked Then: <text:s/></text:span></text:p>
      <text:list xml:id="list3194351264" text:style-name="WWNum38">
        <text:list-item>
          <text:p text:style-name="P13"><text:span text:style-name="T1">If an item in the list is clicked, the routine checks the value of <text:s text:c="2"/>selectedItem, and if that is -1 then sets a Blue <text:s/>background color in the clicked line and sets selectedItem to the Index value that gave the _ItemClick event</text:span></text:p>
        </text:list-item>
        <text:list-item>
          <text:p text:style-name="P13"><text:span text:style-name="T1">If selectedItem already has a <text:s/>value, a white color is set as the background in the box, and then there are two cases</text:span></text:p>
        </text:list-item>
        <text:list-item>
          <text:p text:style-name="P13"><text:span text:style-name="T1">Click the already selected item, in which case the item stops being selected and selectedItem becomes <text:s/>-1</text:span></text:p>
        </text:list-item>
        <text:list-item>
          <text:p text:style-name="P13"><text:span text:style-name="T1">Click another item in which case selectedItem gets the value of <text:s/>index.</text:span></text:p>
        </text:list-item>
      </text:list>
      <text:p text:style-name="Κώδικας"><text:span text:style-name="T2">Private Sub</text:span><text:span text:style-name="T1"> clvBooks_ItemClick (Index <text:s/></text:span><text:span text:style-name="T2">As Int</text:span><text:span text:style-name="T1">, Value <text:s/></text:span><text:span text:style-name="T2">As Object</text:span><text:span text:style-name="T1">)</text:span></text:p>
      <text:p text:style-name="Κώδικας"><text:span text:style-name="T1"><text:tab/></text:span><text:span text:style-name="T2">If</text:span><text:span text:style-name="T1"> selectedBook = -1 <text:s/></text:span><text:span text:style-name="T2">Then</text:span></text:p>
      <text:p text:style-name="Κώδικας"><text:span text:style-name="T1"><text:tab/><text:tab/></text:span><text:span text:style-name="T2">Private</text:span><text:span text:style-name="T1"> p <text:s/></text:span><text:span text:style-name="T2">As B4XView</text:span><text:span text:style-name="T1"> <text:s/>= clvBooks. </text:span><text:span text:style-name="T2">GetPanel</text:span><text:span text:style-name="T1">(Index)</text:span></text:p>
      <text:p text:style-name="Κώδικας"><text:span text:style-name="T1"><text:tab/><text:tab/>p.GetView(0). Color = xui. Color_Blue</text:span></text:p>
      <text:p text:style-name="Κώδικας"><text:span text:style-name="T1"><text:tab/><text:tab/>selectedBook = Index</text:span></text:p>
      <text:p text:style-name="Κώδικας"><text:span text:style-name="T1"><text:tab/></text:span><text:span text:style-name="T2">Else</text:span></text:p>
      <text:p text:style-name="Κώδικας"><text:span text:style-name="T1"><text:tab/><text:tab/></text:span><text:span text:style-name="T2">Private</text:span><text:span text:style-name="T1"> p <text:s/></text:span><text:span text:style-name="T2">As B4XVie</text:span><text:span text:style-name="T1">w = clvBooks. </text:span><text:span text:style-name="T2">GetPanel</text:span><text:span text:style-name="T1">(selectedBook)</text:span></text:p>
      <text:p text:style-name="Κώδικας"><text:span text:style-name="T1"><text:tab/><text:tab/>p.GetView(0). </text:span><text:span text:style-name="T2">Color</text:span><text:span text:style-name="T1"> <text:s/>= xui. Color_White</text:span></text:p>
      <text:p text:style-name="Κώδικας"><text:span text:style-name="T1"><text:tab/><text:tab/></text:span><text:span text:style-name="T2">If</text:span><text:span text:style-name="T1"> selectedBook = Index </text:span><text:span text:style-name="T2"><text:s/>Then</text:span></text:p>
      <text:p text:style-name="Κώδικας"><text:span text:style-name="T1"><text:tab/><text:tab/><text:tab/>selectedBook = -1</text:span></text:p>
      <text:p text:style-name="Κώδικας"><text:span text:style-name="T1"><text:tab/><text:tab/></text:span><text:span text:style-name="T2">Else</text:span></text:p>
      <text:p text:style-name="Κώδικας"><text:span text:style-name="T1"><text:tab/><text:tab/><text:tab/></text:span><text:span text:style-name="T2">Private</text:span><text:span text:style-name="T1"> p As <text:s/></text:span><text:span text:style-name="T2">B4XView</text:span><text:span text:style-name="T1"> <text:s/>= clvBooks. </text:span><text:span text:style-name="T2">GetPanel</text:span><text:span text:style-name="T1">(Index)</text:span></text:p>
      <text:p text:style-name="Κώδικας"><text:span text:style-name="T1"><text:tab/><text:tab/><text:tab/>p.</text:span><text:span text:style-name="T2">GetView</text:span><text:span text:style-name="T1">(0). Color = xui. Color_Blue</text:span></text:p>
      <text:p text:style-name="Κώδικας"><text:span text:style-name="T1"><text:tab/><text:tab/><text:tab/>selectedBook = Index</text:span></text:p>
      <text:p text:style-name="Κώδικας"><text:span text:style-name="T1"><text:tab/><text:tab/></text:span><text:span text:style-name="T2">End If</text:span></text:p>
      <text:p text:style-name="Κώδικας"><text:span text:style-name="T2"><text:tab/>End If</text:span></text:p>
      <text:p text:style-name="Κώδικας"><text:span text:style-name="T2">End Sub</text:span></text:p>
      <text:p text:style-name="P21"/>
      <text:list xml:id="list195137811391047" text:continue-list="list195136431328508" text:style-name="WWNum37">
        <text:list-item>
          <text:p text:style-name="P12"><text:span text:style-name="T1">Load items from kvs <text:s/>File <text:s/>to <text:s/>map</text:span></text:p>
        </text:list-item>
      </text:list>
      <text:p text:style-name="P23"><text:span text:style-name="T1">The command must run within Wait For.</text:span></text:p>
      <text:p text:style-name="Κώδικας"><text:span text:style-name="T10">Wait For</text:span><text:span text:style-name="T9">(StudentFIle.</text:span><text:span text:style-name="T10">GetMapAsync</text:span><text:span text:style-name="T9">(StudentFIle.</text:span><text:span text:style-name="T10">ListKeys</text:span><text:span text:style-name="T9">))</text:span><text:span text:style-name="T10">Complete</text:span><text:span text:style-name="T9">(mapSt </text:span><text:span text:style-name="T10">As Map</text:span><text:span text:style-name="T9">)</text:span></text:p>
      <text:p text:style-name="P21"/>
      <text:p text:style-name="P23"><text:span text:style-name="T1">The GetMapAsync command returns a map with the items. First declare mapSt map and initialize it.</text:span></text:p>
      <text:list xml:id="list195138102154920" text:continue-numbering="true" text:style-name="WWNum37">
        <text:list-item>
          <text:p text:style-name="P12"><text:span text:style-name="T1">Save items to a <text:s/>map's <text:s/>kvs <text:s/>File</text:span></text:p>
        </text:list-item>
      </text:list>
      <text:p text:style-name="Κώδικας"><text:span text:style-name="T11">Wait For</text:span><text:span text:style-name="T8"> (StudentFIle.</text:span><text:span text:style-name="T11">PutMapAsync</text:span><text:span text:style-name="T8">(mapSt)) </text:span><text:span text:style-name="T1"><text:s/></text:span><text:span text:style-name="T11">Complete</text:span><text:span text:style-name="T1"> </text:span><text:span text:style-name="T8"><text:s/>(Succes</text:span><text:span text:style-name="T1"> </text:span><text:span text:style-name="T11"><text:s/>As Boolean</text:span><text:span text:style-name="T8">)</text:span></text:p>
      <text:p text:style-name="P19"/>
      <text:list xml:id="list195137170619920" text:continue-numbering="true" text:style-name="WWNum37">
        <text:list-item>
          <text:p text:style-name="P12"><text:span text:style-name="T1">Delete a file from a folder </text:span></text:p>
        </text:list-item>
      </text:list>
      <text:p text:style-name="Κώδικας"><text:span text:style-name="T1">File.</text:span><text:span text:style-name="T2">Delete</text:span><text:span text:style-name="T1">(File.</text:span><text:span text:style-name="T2">DirTemp</text:span><text:span text:style-name="T1">, &lt;file name&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1"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fo:font-weight="bold" style:font-weight-asian="bold" style:font-weight-complex="bold"/>
    </style:style>
    <style:style style:name="ListLabel_20_60" style:display-name="ListLabel 60" style:family="text">
      <style:text-properties fo:font-weight="bold" style:font-weight-asian="bold" style:font-weight-complex="bold"/>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Verdana" fo:font-family="Verdana"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Verdana" fo:font-family="Verdana"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fo:font-weight="bold" style:font-weight-asian="bold" style:font-weight-complex="bold"/>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56"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58"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68"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72"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79"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0"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2"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5"><draw:image xlink:href="Pictures/10000201000009C4000005F610874E7C8D2317CF.png" xlink:type="simple" xlink:show="embed" xlink:actuate="onLoad" draw:mime-type="image/png"/></draw:frame></text:p>
      </style:header>
      <style:footer>
        <text:p text:style-name="Footer"><draw:custom-shape text:anchor-type="paragraph" draw:z-index="26" draw:name="Πλαίσιο κειμένου 2" draw:style-name="Mgr1" draw:text-style-name="MP2" svg:width="1.34cm" svg:height="1.059cm" svg:x="15.73cm" svg:y="-0.012cm"><text:p text:style-name="MP1"><text:span text:style-name="MT1"><text:page-number text:select-page="current">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7"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11"><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18"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5</meta:editing-cycles>
    <meta:print-date>2021-03-02T11:51:00</meta:print-date>
    <meta:creation-date>2021-02-13T09:06:00</meta:creation-date>
    <dc:date>2021-03-30T23:23:00</dc:date>
    <meta:editing-duration>P1DT19H1M</meta:editing-duration>
    <meta:generator>LibreOffice/7.1.2.2$Windows_X86_64 LibreOffice_project/8a45595d069ef5570103caea1b71cc9d82b2aae4</meta:generator>
    <meta:document-statistic meta:table-count="1" meta:image-count="5" meta:object-count="0" meta:page-count="6" meta:paragraph-count="199" meta:word-count="1229" meta:character-count="7166" meta:non-whitespace-character-count="5981"/>
    <meta:user-defined meta:name="AppVersion">16.0000</meta:user-defined>
    <meta:template xlink:type="simple" xlink:actuate="onRequest" xlink:title="Normal.dotm" xlink:href=""/>
  </office:meta>
</office:document-meta>
</file>